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Tick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l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APL</text:p>
          </table:table-cell>
          <table:table-cell table:formula="of:=VLOOKUP([.A2];[.F$1:.H$1048576];3;0)" office:value-type="float" office:value="100" calcext:value-type="float">
            <text:p>100</text:p>
          </table:table-cell>
          <table:table-cell table:formula="of:=VLOOKUP([.A2];[.F$1:.G$1048576];2;0)" office:value-type="float" office:value="180.99" calcext:value-type="float">
            <text:p>180.99</text:p>
          </table:table-cell>
          <table:table-cell table:formula="of:=[.B2]*[.C2]" office:value-type="float" office:value="18099" calcext:value-type="float">
            <text:p>18099</text:p>
          </table:table-cell>
          <table:table-cell/>
          <table:table-cell office:value-type="string" calcext:value-type="string">
            <text:p>AAPL</text:p>
          </table:table-cell>
          <table:table-cell office:value-type="float" office:value="180.99" calcext:value-type="float">
            <text:p>180.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APL</text:p>
          </table:table-cell>
          <table:table-cell office:value-type="string" calcext:value-type="string">
            <text:p>苹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AAPL</text:p>
          </table:table-cell>
          <table:table-cell table:formula="of:=VLOOKUP([.Q2];[.J$1:.K$1048576];2;0)" office:value-type="string" office:string-value="苹果" calcext:value-type="string">
            <text:p>苹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ADBE</text:p>
          </table:table-cell>
          <table:table-cell table:formula="of:=VLOOKUP([.A3];[.F$1:.H$1048576];3;0)" office:value-type="float" office:value="100" calcext:value-type="float">
            <text:p>100</text:p>
          </table:table-cell>
          <table:table-cell table:formula="of:=VLOOKUP([.A3];[.F$1:.G$1048576];2;0)" office:value-type="float" office:value="263.82" calcext:value-type="float">
            <text:p>263.82</text:p>
          </table:table-cell>
          <table:table-cell table:formula="of:=[.B3]*[.C3]" office:value-type="float" office:value="26382" calcext:value-type="float">
            <text:p>26382</text:p>
          </table:table-cell>
          <table:table-cell/>
          <table:table-cell office:value-type="string" calcext:value-type="string">
            <text:p>ADBE</text:p>
          </table:table-cell>
          <table:table-cell office:value-type="float" office:value="263.82" calcext:value-type="float">
            <text:p>263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BA</text:p>
          </table:table-cell>
          <table:table-cell office:value-type="string" calcext:value-type="string">
            <text:p>阿里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ADBE</text:p>
          </table:table-cell>
          <table:table-cell office:value-type="string" calcext:value-type="string">
            <text:p>多比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ASHR</text:p>
          </table:table-cell>
          <table:table-cell table:formula="of:=VLOOKUP([.A4];[.F$1:.H$1048576];3;0)" office:value-type="float" office:value="300" calcext:value-type="float">
            <text:p>300</text:p>
          </table:table-cell>
          <table:table-cell table:formula="of:=VLOOKUP([.A4];[.F$1:.G$1048576];2;0)" office:value-type="float" office:value="28.17" calcext:value-type="float">
            <text:p>28.17</text:p>
          </table:table-cell>
          <table:table-cell table:formula="of:=[.B4]*[.C4]" office:value-type="float" office:value="8451" calcext:value-type="float">
            <text:p>8451</text:p>
          </table:table-cell>
          <table:table-cell/>
          <table:table-cell office:value-type="string" calcext:value-type="string">
            <text:p>ASHR</text:p>
          </table:table-cell>
          <table:table-cell office:value-type="float" office:value="28.17" calcext:value-type="float">
            <text:p>28.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BBL</text:p>
          </table:table-cell>
          <table:table-cell office:value-type="string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ASHR</text:p>
          </table:table-cell>
          <table:table-cell office:value-type="string" calcext:value-type="string">
            <text:p>中概1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AXP</text:p>
          </table:table-cell>
          <table:table-cell table:formula="of:=VLOOKUP([.A5];[.F$1:.H$1048576];3;0)" office:value-type="float" office:value="100" calcext:value-type="float">
            <text:p>100</text:p>
          </table:table-cell>
          <table:table-cell table:formula="of:=VLOOKUP([.A5];[.F$1:.G$1048576];2;0)" office:value-type="float" office:value="110.1" calcext:value-type="float">
            <text:p>110.1</text:p>
          </table:table-cell>
          <table:table-cell table:formula="of:=[.B5]*[.C5]" office:value-type="float" office:value="11010" calcext:value-type="float">
            <text:p>11010</text:p>
          </table:table-cell>
          <table:table-cell/>
          <table:table-cell office:value-type="string" calcext:value-type="string">
            <text:p>AXP</text:p>
          </table:table-cell>
          <table:table-cell office:value-type="float" office:value="110.1" calcext:value-type="float">
            <text:p>110.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HP</text:p>
          </table:table-cell>
          <table:table-cell office:value-type="string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美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table:formula="of:=VLOOKUP([.A6];[.F$1:.H$1048576];3;0)" office:value-type="float" office:value="100" calcext:value-type="float">
            <text:p>100</text:p>
          </table:table-cell>
          <table:table-cell table:formula="of:=VLOOKUP([.A6];[.F$1:.G$1048576];2;0)" office:value-type="float" office:value="180.8" calcext:value-type="float">
            <text:p>180.8</text:p>
          </table:table-cell>
          <table:table-cell table:formula="of:=[.B6]*[.C6]" office:value-type="float" office:value="18080" calcext:value-type="float">
            <text:p>1808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376.25" calcext:value-type="float">
            <text:p>376.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ILI</text:p>
          </table:table-cell>
          <table:table-cell office:value-type="string" calcext:value-type="string">
            <text:p>哔哩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ABA</text:p>
          </table:table-cell>
          <table:table-cell table:formula="of:=VLOOKUP([.Q6];[.J$1:.K$1048576];2;0)" office:value-type="string" office:string-value="阿里" calcext:value-type="string">
            <text:p>阿里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table:formula="of:=VLOOKUP([.A7];[.F$1:.H$1048576];3;0)" office:value-type="float" office:value="200" calcext:value-type="float">
            <text:p>200</text:p>
          </table:table-cell>
          <table:table-cell table:formula="of:=VLOOKUP([.A7];[.F$1:.G$1048576];2;0)" office:value-type="float" office:value="46" calcext:value-type="float">
            <text:p>46</text:p>
          </table:table-cell>
          <table:table-cell table:formula="of:=[.B7]*[.C7]" office:value-type="float" office:value="9200" calcext:value-type="float">
            <text:p>9200</text:p>
          </table:table-cell>
          <table:table-cell/>
          <table:table-cell office:value-type="string" calcext:value-type="string">
            <text:p>BABA</text:p>
          </table:table-cell>
          <table:table-cell office:value-type="float" office:value="180.8" calcext:value-type="float">
            <text:p>180.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脸书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BL</text:p>
          </table:table-cell>
          <table:table-cell table:formula="of:=VLOOKUP([.Q7];[.J$1:.K$1048576];2;0)" office:value-type="string" office:string-value="必拓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HP</text:p>
          </table:table-cell>
          <table:table-cell table:formula="of:=VLOOKUP([.A8];[.F$1:.H$1048576];3;0)" office:value-type="float" office:value="100" calcext:value-type="float">
            <text:p>100</text:p>
          </table:table-cell>
          <table:table-cell table:formula="of:=VLOOKUP([.A8];[.F$1:.G$1048576];2;0)" office:value-type="float" office:value="52" calcext:value-type="float">
            <text:p>52</text:p>
          </table:table-cell>
          <table:table-cell table:formula="of:=[.B8]*[.C8]" office:value-type="float" office:value="5200" calcext:value-type="float">
            <text:p>5200</text:p>
          </table:table-cell>
          <table:table-cell/>
          <table:table-cell office:value-type="string" calcext:value-type="string">
            <text:p>BBL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SBC</text:p>
          </table:table-cell>
          <table:table-cell office:value-type="string" calcext:value-type="string">
            <text:p>汇丰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HP</text:p>
          </table:table-cell>
          <table:table-cell table:formula="of:=VLOOKUP([.Q8];[.J$1:.K$1048576];2;0)" office:value-type="string" office:string-value="必拓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IDU</text:p>
          </table:table-cell>
          <table:table-cell table:formula="of:=VLOOKUP([.A9];[.F$1:.H$1048576];3;0)" office:value-type="float" office:value="100" calcext:value-type="float">
            <text:p>100</text:p>
          </table:table-cell>
          <table:table-cell table:formula="of:=VLOOKUP([.A9];[.F$1:.G$1048576];2;0)" office:value-type="float" office:value="167.1" calcext:value-type="float">
            <text:p>167.1</text:p>
          </table:table-cell>
          <table:table-cell table:formula="of:=[.B9]*[.C9]" office:value-type="float" office:value="16710" calcext:value-type="float">
            <text:p>16710</text:p>
          </table:table-cell>
          <table:table-cell/>
          <table:table-cell office:value-type="string" calcext:value-type="string">
            <text:p>BIDU</text:p>
          </table:table-cell>
          <table:table-cell office:value-type="float" office:value="167.1" calcext:value-type="float">
            <text:p>167.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Q</text:p>
          </table:table-cell>
          <table:table-cell office:value-type="string" calcext:value-type="string">
            <text:p>爱奇艺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IDU</text:p>
          </table:table-cell>
          <table:table-cell office:value-type="string" calcext:value-type="string">
            <text:p>百度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ILI</text:p>
          </table:table-cell>
          <table:table-cell table:formula="of:=VLOOKUP([.A10];[.F$1:.H$1048576];3;0)" office:value-type="float" office:value="500" calcext:value-type="float">
            <text:p>500</text:p>
          </table:table-cell>
          <table:table-cell table:formula="of:=VLOOKUP([.A10];[.F$1:.G$1048576];2;0)" office:value-type="float" office:value="18.98" calcext:value-type="float">
            <text:p>18.98</text:p>
          </table:table-cell>
          <table:table-cell table:formula="of:=[.B10]*[.C10]" office:value-type="float" office:value="9490" calcext:value-type="float">
            <text:p>9490</text:p>
          </table:table-cell>
          <table:table-cell/>
          <table:table-cell office:value-type="string" calcext:value-type="string">
            <text:p>BHP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D</text:p>
          </table:table-cell>
          <table:table-cell office:value-type="string" calcext:value-type="string">
            <text:p>京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ILI</text:p>
          </table:table-cell>
          <table:table-cell table:formula="of:=VLOOKUP([.Q10];[.J$1:.K$1048576];2;0)" office:value-type="string" office:string-value="哔哩" calcext:value-type="string">
            <text:p>哔哩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11];[.F$1:.H$1048576];3;0)" office:value-type="float" office:value="100" calcext:value-type="float">
            <text:p>100</text:p>
          </table:table-cell>
          <table:table-cell table:formula="of:=VLOOKUP([.A11];[.F$1:.G$1048576];2;0)" office:value-type="float" office:value="62.73" calcext:value-type="float">
            <text:p>62.73</text:p>
          </table:table-cell>
          <table:table-cell table:formula="of:=[.B11]*[.C11]" office:value-type="float" office:value="6273" calcext:value-type="float">
            <text:p>6273</text:p>
          </table:table-cell>
          <table:table-cell/>
          <table:table-cell office:value-type="string" calcext:value-type="string">
            <text:p>BILI</text:p>
          </table:table-cell>
          <table:table-cell office:value-type="float" office:value="18.98" calcext:value-type="float">
            <text:p>18.98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JNJ</text:p>
          </table:table-cell>
          <table:table-cell office:value-type="string" calcext:value-type="string">
            <text:p>强生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花旗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CSCO</text:p>
          </table:table-cell>
          <table:table-cell table:formula="of:=VLOOKUP([.A12];[.F$1:.H$1048576];3;0)" office:value-type="float" office:value="100" calcext:value-type="float">
            <text:p>100</text:p>
          </table:table-cell>
          <table:table-cell table:formula="of:=VLOOKUP([.A12];[.F$1:.G$1048576];2;0)" office:value-type="float" office:value="52.15" calcext:value-type="float">
            <text:p>52.15</text:p>
          </table:table-cell>
          <table:table-cell table:formula="of:=[.B12]*[.C12]" office:value-type="float" office:value="5215" calcext:value-type="float">
            <text:p>5215</text:p>
          </table:table-cell>
          <table:table-cell/>
          <table:table-cell office:value-type="string" calcext:value-type="string">
            <text:p>FB</text:p>
          </table:table-cell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PM</text:p>
          </table:table-cell>
          <table:table-cell office:value-type="string" calcext:value-type="string">
            <text:p>摩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CSCO</text:p>
          </table:table-cell>
          <table:table-cell office:value-type="string" calcext:value-type="string">
            <text:p>思科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EEM</text:p>
          </table:table-cell>
          <table:table-cell table:formula="of:=VLOOKUP([.A13];[.F$1:.H$1048576];3;0)" office:value-type="float" office:value="200" calcext:value-type="float">
            <text:p>200</text:p>
          </table:table-cell>
          <table:table-cell table:formula="of:=VLOOKUP([.A13];[.F$1:.G$1048576];2;0)" office:value-type="float" office:value="42.64" calcext:value-type="float">
            <text:p>42.64</text:p>
          </table:table-cell>
          <table:table-cell table:formula="of:=[.B13]*[.C13]" office:value-type="float" office:value="8528" calcext:value-type="float">
            <text:p>852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2.73" calcext:value-type="float">
            <text:p>62.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BEV</text:p>
          </table:table-cell>
          <table:table-cell office:value-type="string" calcext:value-type="string">
            <text:p>麻二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EEM</text:p>
          </table:table-cell>
          <table:table-cell office:value-type="string" calcext:value-type="string">
            <text:p>新兴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table:formula="of:=VLOOKUP([.A14];[.F$1:.H$1048576];3;0)" office:value-type="float" office:value="100" calcext:value-type="float">
            <text:p>100</text:p>
          </table:table-cell>
          <table:table-cell table:formula="of:=VLOOKUP([.A14];[.F$1:.G$1048576];2;0)" office:value-type="float" office:value="172" calcext:value-type="float">
            <text:p>172</text:p>
          </table:table-cell>
          <table:table-cell table:formula="of:=[.B14]*[.C14]" office:value-type="float" office:value="17200" calcext:value-type="float">
            <text:p>17200</text:p>
          </table:table-cell>
          <table:table-cell/>
          <table:table-cell office:value-type="string" calcext:value-type="string">
            <text:p>EEM</text:p>
          </table:table-cell>
          <table:table-cell office:value-type="float" office:value="42.64" calcext:value-type="float">
            <text:p>42.6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FLX</text:p>
          </table:table-cell>
          <table:table-cell office:value-type="string" calcext:value-type="string">
            <text:p>耐飞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FB</text:p>
          </table:table-cell>
          <table:table-cell table:formula="of:=VLOOKUP([.Q14];[.J$1:.K$1048576];2;0)" office:value-type="string" office:string-value="脸书" calcext:value-type="string">
            <text:p>脸书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FXI</text:p>
          </table:table-cell>
          <table:table-cell table:formula="of:=VLOOKUP([.A15];[.F$1:.H$1048576];3;0)" office:value-type="float" office:value="200" calcext:value-type="float">
            <text:p>200</text:p>
          </table:table-cell>
          <table:table-cell table:formula="of:=VLOOKUP([.A15];[.F$1:.G$1048576];2;0)" office:value-type="float" office:value="44.11" calcext:value-type="float">
            <text:p>44.11</text:p>
          </table:table-cell>
          <table:table-cell table:formula="of:=[.B15]*[.C15]" office:value-type="float" office:value="8822" calcext:value-type="float">
            <text:p>8822</text:p>
          </table:table-cell>
          <table:table-cell/>
          <table:table-cell office:value-type="string" calcext:value-type="string">
            <text:p>HD</text:p>
          </table:table-cell>
          <table:table-cell office:value-type="float" office:value="183.96" calcext:value-type="float">
            <text:p>183.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IO</text:p>
          </table:table-cell>
          <table:table-cell office:value-type="string" calcext:value-type="string">
            <text:p>蔚来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FXI</text:p>
          </table:table-cell>
          <table:table-cell table:formula="of:=VLOOKUP([.Q15];[.J$1:.K$1048576];2;0)" office:value-type="string" office:string-value="FXI" calcext:value-type="string">
            <text:p>FXI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table:formula="of:=VLOOKUP([.A16];[.F$1:.H$1048576];3;0)" office:value-type="float" office:value="1000" calcext:value-type="float">
            <text:p>1000</text:p>
          </table:table-cell>
          <table:table-cell table:formula="of:=VLOOKUP([.A16];[.F$1:.G$1048576];2;0)" office:value-type="float" office:value="9.73" calcext:value-type="float">
            <text:p>9.73</text:p>
          </table:table-cell>
          <table:table-cell table:formula="of:=[.B16]*[.C16]" office:value-type="float" office:value="9730" calcext:value-type="float">
            <text:p>9730</text:p>
          </table:table-cell>
          <table:table-cell/>
          <table:table-cell office:value-type="string" calcext:value-type="string">
            <text:p>GE</text:p>
          </table:table-cell>
          <table:table-cell office:value-type="float" office:value="9.73" calcext:value-type="float">
            <text:p>9.7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NVS</text:p>
          </table:table-cell>
          <table:table-cell office:value-type="string" calcext:value-type="string">
            <text:p>诺华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通用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table:formula="of:=VLOOKUP([.A17];[.F$1:.H$1048576];3;0)" office:value-type="float" office:value="100" calcext:value-type="float">
            <text:p>100</text:p>
          </table:table-cell>
          <table:table-cell table:formula="of:=VLOOKUP([.A17];[.F$1:.G$1048576];2;0)" office:value-type="float" office:value="183.96" calcext:value-type="float">
            <text:p>183.96</text:p>
          </table:table-cell>
          <table:table-cell table:formula="of:=[.B17]*[.C17]" office:value-type="float" office:value="18396" calcext:value-type="float">
            <text:p>18396</text:p>
          </table:table-cell>
          <table:table-cell/>
          <table:table-cell office:value-type="string" calcext:value-type="string">
            <text:p>FXI</text:p>
          </table:table-cell>
          <table:table-cell office:value-type="float" office:value="44.11" calcext:value-type="float">
            <text:p>44.1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PDD</text:p>
          </table:table-cell>
          <table:table-cell office:value-type="string" calcext:value-type="string">
            <text:p>拼多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HD</text:p>
          </table:table-cell>
          <table:table-cell office:value-type="string" calcext:value-type="string">
            <text:p>家居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DB</text:p>
          </table:table-cell>
          <table:table-cell table:formula="of:=VLOOKUP([.A18];[.F$1:.H$1048576];3;0)" office:value-type="float" office:value="100" calcext:value-type="float">
            <text:p>100</text:p>
          </table:table-cell>
          <table:table-cell table:formula="of:=VLOOKUP([.A18];[.F$1:.G$1048576];2;0)" office:value-type="float" office:value="107.91" calcext:value-type="float">
            <text:p>107.91</text:p>
          </table:table-cell>
          <table:table-cell table:formula="of:=[.B18]*[.C18]" office:value-type="float" office:value="10791" calcext:value-type="float">
            <text:p>10791</text:p>
          </table:table-cell>
          <table:table-cell/>
          <table:table-cell office:value-type="string" calcext:value-type="string">
            <text:p>HDB</text:p>
          </table:table-cell>
          <table:table-cell office:value-type="float" office:value="107.91" calcext:value-type="float">
            <text:p>107.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FE</text:p>
          </table:table-cell>
          <table:table-cell office:value-type="string" calcext:value-type="string">
            <text:p>辉瑞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HDB</text:p>
          </table:table-cell>
          <table:table-cell office:value-type="string" calcext:value-type="string">
            <text:p>印银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PE</text:p>
          </table:table-cell>
          <table:table-cell table:formula="of:=VLOOKUP([.A19];[.F$1:.H$1048576];3;0)" office:value-type="float" office:value="600" calcext:value-type="float">
            <text:p>600</text:p>
          </table:table-cell>
          <table:table-cell table:formula="of:=VLOOKUP([.A19];[.F$1:.G$1048576];2;0)" office:value-type="float" office:value="15.41" calcext:value-type="float">
            <text:p>15.41</text:p>
          </table:table-cell>
          <table:table-cell table:formula="of:=[.B19]*[.C19]" office:value-type="float" office:value="9246" calcext:value-type="float">
            <text:p>9246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26.35" calcext:value-type="float">
            <text:p>26.3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PTR</text:p>
          </table:table-cell>
          <table:table-cell office:value-type="string" calcext:value-type="string">
            <text:p>中石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HPE</text:p>
          </table:table-cell>
          <table:table-cell office:value-type="string" calcext:value-type="string">
            <text:p>惠普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table:formula="of:=VLOOKUP([.A20];[.F$1:.H$1048576];3;0)" office:value-type="float" office:value="300" calcext:value-type="float">
            <text:p>300</text:p>
          </table:table-cell>
          <table:table-cell table:formula="of:=VLOOKUP([.A20];[.F$1:.G$1048576];2;0)" office:value-type="float" office:value="26.35" calcext:value-type="float">
            <text:p>26.35</text:p>
          </table:table-cell>
          <table:table-cell table:formula="of:=[.B20]*[.C20]" office:value-type="float" office:value="7905" calcext:value-type="float">
            <text:p>7905</text:p>
          </table:table-cell>
          <table:table-cell/>
          <table:table-cell office:value-type="string" calcext:value-type="string">
            <text:p>HPE</text:p>
          </table:table-cell>
          <table:table-cell office:value-type="float" office:value="15.41" calcext:value-type="float">
            <text:p>15.41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QQQ</text:p>
          </table:table-cell>
          <table:table-cell office:value-type="string" calcext:value-type="string">
            <text:p>NAS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IQ</text:p>
          </table:table-cell>
          <table:table-cell table:formula="of:=VLOOKUP([.Q20];[.J$1:.K$1048576];2;0)" office:value-type="string" office:string-value="爱奇艺" calcext:value-type="string">
            <text:p>爱奇艺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table:formula="of:=VLOOKUP([.A21];[.F$1:.H$1048576];3;0)" office:value-type="float" office:value="300" calcext:value-type="float">
            <text:p>300</text:p>
          </table:table-cell>
          <table:table-cell table:formula="of:=VLOOKUP([.A21];[.F$1:.G$1048576];2;0)" office:value-type="float" office:value="28.1" calcext:value-type="float">
            <text:p>28.1</text:p>
          </table:table-cell>
          <table:table-cell table:formula="of:=[.B21]*[.C21]" office:value-type="float" office:value="8430" calcext:value-type="float">
            <text:p>8430</text:p>
          </table:table-cell>
          <table:table-cell/>
          <table:table-cell office:value-type="string" calcext:value-type="string">
            <text:p>CSCO</text:p>
          </table:table-cell>
          <table:table-cell office:value-type="float" office:value="52.15" calcext:value-type="float">
            <text:p>52.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QTT</text:p>
          </table:table-cell>
          <table:table-cell office:value-type="string" calcext:value-type="string">
            <text:p>趣头条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JD</text:p>
          </table:table-cell>
          <table:table-cell table:formula="of:=VLOOKUP([.Q21];[.J$1:.K$1048576];2;0)" office:value-type="string" office:string-value="京东" calcext:value-type="string">
            <text:p>京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NJ</text:p>
          </table:table-cell>
          <table:table-cell table:formula="of:=VLOOKUP([.A22];[.F$1:.H$1048576];3;0)" office:value-type="float" office:value="100" calcext:value-type="float">
            <text:p>100</text:p>
          </table:table-cell>
          <table:table-cell table:formula="of:=VLOOKUP([.A22];[.F$1:.G$1048576];2;0)" office:value-type="float" office:value="139.01" calcext:value-type="float">
            <text:p>139.01</text:p>
          </table:table-cell>
          <table:table-cell table:formula="of:=[.B22]*[.C22]" office:value-type="float" office:value="13901" calcext:value-type="float">
            <text:p>13901</text:p>
          </table:table-cell>
          <table:table-cell/>
          <table:table-cell office:value-type="string" calcext:value-type="string">
            <text:p>JNJ</text:p>
          </table:table-cell>
          <table:table-cell office:value-type="float" office:value="139.01" calcext:value-type="float">
            <text:p>139.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Y</text:p>
          </table:table-cell>
          <table:table-cell office:value-type="string" calcext:value-type="string">
            <text:p>加皇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JNJ</text:p>
          </table:table-cell>
          <table:table-cell table:formula="of:=VLOOKUP([.Q22];[.J$1:.K$1048576];2;0)" office:value-type="string" office:string-value="强生" calcext:value-type="string">
            <text:p>强生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PM</text:p>
          </table:table-cell>
          <table:table-cell table:formula="of:=VLOOKUP([.A23];[.F$1:.H$1048576];3;0)" office:value-type="float" office:value="100" calcext:value-type="float">
            <text:p>100</text:p>
          </table:table-cell>
          <table:table-cell table:formula="of:=VLOOKUP([.A23];[.F$1:.G$1048576];2;0)" office:value-type="float" office:value="103.95" calcext:value-type="float">
            <text:p>103.95</text:p>
          </table:table-cell>
          <table:table-cell table:formula="of:=[.B23]*[.C23]" office:value-type="float" office:value="10395" calcext:value-type="float">
            <text:p>10395</text:p>
          </table:table-cell>
          <table:table-cell/>
          <table:table-cell office:value-type="string" calcext:value-type="string">
            <text:p>JPM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PY</text:p>
          </table:table-cell>
          <table:table-cell office:value-type="string" calcext:value-type="string">
            <text:p>SPX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JPM</text:p>
          </table:table-cell>
          <table:table-cell table:formula="of:=VLOOKUP([.Q23];[.J$1:.K$1048576];2;0)" office:value-type="string" office:string-value="摩根" calcext:value-type="string">
            <text:p>摩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table:formula="of:=VLOOKUP([.A24];[.F$1:.H$1048576];3;0)" office:value-type="float" office:value="200" calcext:value-type="float">
            <text:p>200</text:p>
          </table:table-cell>
          <table:table-cell table:formula="of:=VLOOKUP([.A24];[.F$1:.G$1048576];2;0)" office:value-type="float" office:value="46.08" calcext:value-type="float">
            <text:p>46.08</text:p>
          </table:table-cell>
          <table:table-cell table:formula="of:=[.B24]*[.C24]" office:value-type="float" office:value="9216" calcext:value-type="float">
            <text:p>9216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46.08" calcext:value-type="float">
            <text:p>46.0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LRY</text:p>
          </table:table-cell>
          <table:table-cell office:value-type="string" calcext:value-type="string">
            <text:p>麻一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可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table:formula="of:=VLOOKUP([.A25];[.F$1:.H$1048576];3;0)" office:value-type="float" office:value="100" calcext:value-type="float">
            <text:p>100</text:p>
          </table:table-cell>
          <table:table-cell table:formula="of:=VLOOKUP([.A25];[.F$1:.G$1048576];2;0)" office:value-type="float" office:value="113.55" calcext:value-type="float">
            <text:p>113.55</text:p>
          </table:table-cell>
          <table:table-cell table:formula="of:=[.B25]*[.C25]" office:value-type="float" office:value="11355" calcext:value-type="float">
            <text:p>11355</text:p>
          </table:table-cell>
          <table:table-cell/>
          <table:table-cell office:value-type="string" calcext:value-type="string">
            <text:p>NFLX</text:p>
          </table:table-cell>
          <table:table-cell office:value-type="float" office:value="355.9" calcext:value-type="float">
            <text:p>355.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丰田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MSFT</text:p>
          </table:table-cell>
          <table:table-cell office:value-type="string" calcext:value-type="string">
            <text:p>微软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IO</text:p>
          </table:table-cell>
          <table:table-cell table:formula="of:=VLOOKUP([.A26];[.F$1:.H$1048576];3;0)" office:value-type="float" office:value="1500" calcext:value-type="float">
            <text:p>1500</text:p>
          </table:table-cell>
          <table:table-cell table:formula="of:=VLOOKUP([.A26];[.F$1:.G$1048576];2;0)" office:value-type="float" office:value="6.38" calcext:value-type="float">
            <text:p>6.38</text:p>
          </table:table-cell>
          <table:table-cell table:formula="of:=[.B26]*[.C26]" office:value-type="float" office:value="9570" calcext:value-type="float">
            <text:p>9570</text:p>
          </table:table-cell>
          <table:table-cell/>
          <table:table-cell office:value-type="string" calcext:value-type="string">
            <text:p>MSFT</text:p>
          </table:table-cell>
          <table:table-cell office:value-type="float" office:value="113.55" calcext:value-type="float">
            <text:p>113.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OT</text:p>
          </table:table-cell>
          <table:table-cell office:value-type="string" calcext:value-type="string">
            <text:p>道达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NIO</text:p>
          </table:table-cell>
          <table:table-cell table:formula="of:=VLOOKUP([.Q26];[.J$1:.K$1048576];2;0)" office:value-type="string" office:string-value="蔚来" calcext:value-type="string">
            <text:p>蔚来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KE</text:p>
          </table:table-cell>
          <table:table-cell table:formula="of:=VLOOKUP([.A27];[.F$1:.H$1048576];3;0)" office:value-type="float" office:value="100" calcext:value-type="float">
            <text:p>100</text:p>
          </table:table-cell>
          <table:table-cell table:formula="of:=VLOOKUP([.A27];[.F$1:.G$1048576];2;0)" office:value-type="float" office:value="85.6" calcext:value-type="float">
            <text:p>85.6</text:p>
          </table:table-cell>
          <table:table-cell table:formula="of:=[.B27]*[.C27]" office:value-type="float" office:value="8560" calcext:value-type="float">
            <text:p>8560</text:p>
          </table:table-cell>
          <table:table-cell/>
          <table:table-cell office:value-type="string" calcext:value-type="string">
            <text:p>JD</text:p>
          </table:table-cell>
          <table:table-cell office:value-type="float" office:value="28.1" calcext:value-type="float">
            <text:p>28.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维萨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NKE</text:p>
          </table:table-cell>
          <table:table-cell office:value-type="string" calcext:value-type="string">
            <text:p>耐克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VS</text:p>
          </table:table-cell>
          <table:table-cell table:formula="of:=VLOOKUP([.A28];[.F$1:.H$1048576];3;0)" office:value-type="float" office:value="100" calcext:value-type="float">
            <text:p>100</text:p>
          </table:table-cell>
          <table:table-cell table:formula="of:=VLOOKUP([.A28];[.F$1:.G$1048576];2;0)" office:value-type="float" office:value="90.07" calcext:value-type="float">
            <text:p>90.07</text:p>
          </table:table-cell>
          <table:table-cell table:formula="of:=[.B28]*[.C28]" office:value-type="float" office:value="9007" calcext:value-type="float">
            <text:p>9007</text:p>
          </table:table-cell>
          <table:table-cell/>
          <table:table-cell office:value-type="string" calcext:value-type="string">
            <text:p>NIO</text:p>
          </table:table-cell>
          <table:table-cell office:value-type="float" office:value="6.38" calcext:value-type="float">
            <text:p>6.38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微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NVS</text:p>
          </table:table-cell>
          <table:table-cell table:formula="of:=VLOOKUP([.Q28];[.J$1:.K$1048576];2;0)" office:value-type="string" office:string-value="诺华" calcext:value-type="string">
            <text:p>诺华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DD</text:p>
          </table:table-cell>
          <table:table-cell table:formula="of:=VLOOKUP([.A29];[.F$1:.H$1048576];3;0)" office:value-type="float" office:value="300" calcext:value-type="float">
            <text:p>300</text:p>
          </table:table-cell>
          <table:table-cell table:formula="of:=VLOOKUP([.A29];[.F$1:.G$1048576];2;0)" office:value-type="float" office:value="30.75" calcext:value-type="float">
            <text:p>30.75</text:p>
          </table:table-cell>
          <table:table-cell table:formula="of:=[.B29]*[.C29]" office:value-type="float" office:value="9225" calcext:value-type="float">
            <text:p>9225</text:p>
          </table:table-cell>
          <table:table-cell/>
          <table:table-cell office:value-type="string" calcext:value-type="string">
            <text:p>NKE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XOM</text:p>
          </table:table-cell>
          <table:table-cell office:value-type="string" calcext:value-type="string">
            <text:p>美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PDD</text:p>
          </table:table-cell>
          <table:table-cell table:formula="of:=VLOOKUP([.Q29];[.J$1:.K$1048576];2;0)" office:value-type="string" office:string-value="拼多多" calcext:value-type="string">
            <text:p>拼多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FE</text:p>
          </table:table-cell>
          <table:table-cell table:formula="of:=VLOOKUP([.A30];[.F$1:.H$1048576];3;0)" office:value-type="float" office:value="200" calcext:value-type="float">
            <text:p>200</text:p>
          </table:table-cell>
          <table:table-cell table:formula="of:=VLOOKUP([.A30];[.F$1:.G$1048576];2;0)" office:value-type="float" office:value="41.75" calcext:value-type="float">
            <text:p>41.75</text:p>
          </table:table-cell>
          <table:table-cell table:formula="of:=[.B30]*[.C30]" office:value-type="float" office:value="8350" calcext:value-type="float">
            <text:p>8350</text:p>
          </table:table-cell>
          <table:table-cell/>
          <table:table-cell office:value-type="string" calcext:value-type="string">
            <text:p>NVS</text:p>
          </table:table-cell>
          <table:table-cell office:value-type="float" office:value="90.07" calcext:value-type="float">
            <text:p>90.07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FXI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PFE</text:p>
          </table:table-cell>
          <table:table-cell table:formula="of:=VLOOKUP([.Q30];[.J$1:.K$1048576];2;0)" office:value-type="string" office:string-value="辉瑞" calcext:value-type="string">
            <text:p>辉瑞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formula="of:=VLOOKUP([.A31];[.F$1:.H$1048576];3;0)" office:value-type="float" office:value="100" calcext:value-type="float">
            <text:p>100</text:p>
          </table:table-cell>
          <table:table-cell table:formula="of:=VLOOKUP([.A31];[.F$1:.G$1048576];2;0)" office:value-type="float" office:value="100.05" calcext:value-type="float">
            <text:p>100.05</text:p>
          </table:table-cell>
          <table:table-cell table:formula="of:=[.B31]*[.C31]" office:value-type="float" office:value="10005" calcext:value-type="float">
            <text:p>10005</text:p>
          </table:table-cell>
          <table:table-cell/>
          <table:table-cell office:value-type="string" calcext:value-type="string">
            <text:p>SGXA50</text:p>
          </table:table-cell>
          <table:table-cell office:value-type="float" office:value="12532.5" calcext:value-type="float">
            <text:p>12532.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PG</text:p>
          </table:table-cell>
          <table:table-cell office:value-type="string" calcext:value-type="string">
            <text:p>保洁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TR</text:p>
          </table:table-cell>
          <table:table-cell table:formula="of:=VLOOKUP([.A32];[.F$1:.H$1048576];3;0)" office:value-type="float" office:value="100" calcext:value-type="float">
            <text:p>100</text:p>
          </table:table-cell>
          <table:table-cell table:formula="of:=VLOOKUP([.A32];[.F$1:.G$1048576];2;0)" office:value-type="float" office:value="64.96" calcext:value-type="float">
            <text:p>64.96</text:p>
          </table:table-cell>
          <table:table-cell table:formula="of:=[.B32]*[.C32]" office:value-type="float" office:value="6496" calcext:value-type="float">
            <text:p>6496</text:p>
          </table:table-cell>
          <table:table-cell/>
          <table:table-cell office:value-type="string" calcext:value-type="string">
            <text:p>PDD</text:p>
          </table:table-cell>
          <table:table-cell office:value-type="float" office:value="30.75" calcext:value-type="float">
            <text:p>30.75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PTR</text:p>
          </table:table-cell>
          <table:table-cell table:formula="of:=VLOOKUP([.Q32];[.J$1:.K$1048576];2;0)" office:value-type="string" office:string-value="中石油" calcext:value-type="string">
            <text:p>中石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QQQ</text:p>
          </table:table-cell>
          <table:table-cell table:formula="of:=VLOOKUP([.A33];[.F$1:.H$1048576];3;0)" office:value-type="float" office:value="100" calcext:value-type="float">
            <text:p>100</text:p>
          </table:table-cell>
          <table:table-cell table:formula="of:=VLOOKUP([.A33];[.F$1:.G$1048576];2;0)" office:value-type="float" office:value="175.68" calcext:value-type="float">
            <text:p>175.68</text:p>
          </table:table-cell>
          <table:table-cell table:formula="of:=[.B33]*[.C33]" office:value-type="float" office:value="17568" calcext:value-type="float">
            <text:p>17568</text:p>
          </table:table-cell>
          <table:table-cell/>
          <table:table-cell office:value-type="string" calcext:value-type="string">
            <text:p>PFE</text:p>
          </table:table-cell>
          <table:table-cell office:value-type="float" office:value="41.75" calcext:value-type="float">
            <text:p>41.75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QQQ</text:p>
          </table:table-cell>
          <table:table-cell table:formula="of:=VLOOKUP([.Q33];[.J$1:.K$1048576];2;0)" office:value-type="string" office:string-value="NAS" calcext:value-type="string">
            <text:p>NAS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QTT</text:p>
          </table:table-cell>
          <table:table-cell table:formula="of:=VLOOKUP([.A34];[.F$1:.H$1048576];3;0)" office:value-type="float" office:value="800" calcext:value-type="float">
            <text:p>800</text:p>
          </table:table-cell>
          <table:table-cell table:formula="of:=VLOOKUP([.A34];[.F$1:.G$1048576];2;0)" office:value-type="float" office:value="12.26" calcext:value-type="float">
            <text:p>12.26</text:p>
          </table:table-cell>
          <table:table-cell table:formula="of:=[.B34]*[.C34]" office:value-type="float" office:value="9808" calcext:value-type="float">
            <text:p>9808</text:p>
          </table:table-cell>
          <table:table-cell/>
          <table:table-cell office:value-type="string" calcext:value-type="string">
            <text:p>PG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QTT</text:p>
          </table:table-cell>
          <table:table-cell table:formula="of:=VLOOKUP([.Q34];[.J$1:.K$1048576];2;0)" office:value-type="string" office:string-value="趣头条" calcext:value-type="string">
            <text:p>趣头条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table:formula="of:=VLOOKUP([.A35];[.F$1:.H$1048576];3;0)" office:value-type="float" office:value="100" calcext:value-type="float">
            <text:p>100</text:p>
          </table:table-cell>
          <table:table-cell table:formula="of:=VLOOKUP([.A35];[.F$1:.G$1048576];2;0)" office:value-type="float" office:value="76.91" calcext:value-type="float">
            <text:p>76.91</text:p>
          </table:table-cell>
          <table:table-cell table:formula="of:=[.B35]*[.C35]" office:value-type="float" office:value="7691" calcext:value-type="float">
            <text:p>7691</text:p>
          </table:table-cell>
          <table:table-cell/>
          <table:table-cell office:value-type="string" calcext:value-type="string">
            <text:p>PTR</text:p>
          </table:table-cell>
          <table:table-cell office:value-type="float" office:value="64.96" calcext:value-type="float">
            <text:p>64.96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RY</text:p>
          </table:table-cell>
          <table:table-cell table:formula="of:=VLOOKUP([.Q35];[.J$1:.K$1048576];2;0)" office:value-type="string" office:string-value="加皇" calcext:value-type="string">
            <text:p>加皇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SPY</text:p>
          </table:table-cell>
          <table:table-cell table:formula="of:=VLOOKUP([.A36];[.F$1:.H$1048576];3;0)" office:value-type="float" office:value="100" calcext:value-type="float">
            <text:p>100</text:p>
          </table:table-cell>
          <table:table-cell table:formula="of:=VLOOKUP([.A36];[.F$1:.G$1048576];2;0)" office:value-type="float" office:value="279.27" calcext:value-type="float">
            <text:p>279.27</text:p>
          </table:table-cell>
          <table:table-cell table:formula="of:=[.B36]*[.C36]" office:value-type="float" office:value="27927" calcext:value-type="float">
            <text:p>27927</text:p>
          </table:table-cell>
          <table:table-cell/>
          <table:table-cell office:value-type="string" calcext:value-type="string">
            <text:p>QQQ</text:p>
          </table:table-cell>
          <table:table-cell office:value-type="float" office:value="175.68" calcext:value-type="float">
            <text:p>175.6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SPY</text:p>
          </table:table-cell>
          <table:table-cell table:formula="of:=VLOOKUP([.Q36];[.J$1:.K$1048576];2;0)" office:value-type="string" office:string-value="SPX" calcext:value-type="string">
            <text:p>SPX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VLOOKUP([.A37];[.F$1:.H$1048576];3;0)" office:value-type="float" office:value="300" calcext:value-type="float">
            <text:p>300</text:p>
          </table:table-cell>
          <table:table-cell table:formula="of:=VLOOKUP([.A37];[.F$1:.G$1048576];2;0)" office:value-type="float" office:value="30.63" calcext:value-type="float">
            <text:p>30.63</text:p>
          </table:table-cell>
          <table:table-cell table:formula="of:=[.B37]*[.C37]" office:value-type="float" office:value="9189" calcext:value-type="float">
            <text:p>9189</text:p>
          </table:table-cell>
          <table:table-cell/>
          <table:table-cell office:value-type="string" calcext:value-type="string">
            <text:p>hk27</text:p>
          </table:table-cell>
          <table:table-cell office:value-type="float" office:value="51.7" calcext:value-type="float">
            <text:p>51.7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美电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VLOOKUP([.A38];[.F$1:.H$1048576];3;0)" office:value-type="float" office:value="100" calcext:value-type="float">
            <text:p>100</text:p>
          </table:table-cell>
          <table:table-cell table:formula="of:=VLOOKUP([.A38];[.F$1:.G$1048576];2;0)" office:value-type="float" office:value="56.89" calcext:value-type="float">
            <text:p>56.89</text:p>
          </table:table-cell>
          <table:table-cell table:formula="of:=[.B38]*[.C38]" office:value-type="float" office:value="5689" calcext:value-type="float">
            <text:p>5689</text:p>
          </table:table-cell>
          <table:table-cell/>
          <table:table-cell office:value-type="string" calcext:value-type="string">
            <text:p>QTT</text:p>
          </table:table-cell>
          <table:table-cell office:value-type="float" office:value="12.26" calcext:value-type="float">
            <text:p>12.26</text:p>
          </table:table-cell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TOT</text:p>
          </table:table-cell>
          <table:table-cell table:formula="of:=VLOOKUP([.Q38];[.J$1:.K$1048576];2;0)" office:value-type="string" office:string-value="道达" calcext:value-type="string">
            <text:p>道达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SM</text:p>
          </table:table-cell>
          <table:table-cell table:formula="of:=VLOOKUP([.A39];[.F$1:.H$1048576];3;0)" office:value-type="float" office:value="200" calcext:value-type="float">
            <text:p>200</text:p>
          </table:table-cell>
          <table:table-cell table:formula="of:=VLOOKUP([.A39];[.F$1:.G$1048576];2;0)" office:value-type="float" office:value="39.25" calcext:value-type="float">
            <text:p>39.25</text:p>
          </table:table-cell>
          <table:table-cell table:formula="of:=[.B39]*[.C39]" office:value-type="float" office:value="7850" calcext:value-type="float">
            <text:p>7850</text:p>
          </table:table-cell>
          <table:table-cell/>
          <table:table-cell office:value-type="string" calcext:value-type="string">
            <text:p>hk2800</text:p>
          </table:table-cell>
          <table:table-cell office:value-type="float" office:value="29.05" calcext:value-type="float">
            <text:p>29.05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TSM</text:p>
          </table:table-cell>
          <table:table-cell office:value-type="string" calcext:value-type="string">
            <text:p>丰田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UAL</text:p>
          </table:table-cell>
          <table:table-cell table:formula="of:=VLOOKUP([.A40];[.F$1:.H$1048576];3;0)" office:value-type="float" office:value="100" calcext:value-type="float">
            <text:p>100</text:p>
          </table:table-cell>
          <table:table-cell table:formula="of:=VLOOKUP([.A40];[.F$1:.G$1048576];2;0)" office:value-type="float" office:value="80.22" calcext:value-type="float">
            <text:p>80.22</text:p>
          </table:table-cell>
          <table:table-cell table:formula="of:=[.B40]*[.C40]" office:value-type="float" office:value="8022" calcext:value-type="float">
            <text:p>8022</text:p>
          </table:table-cell>
          <table:table-cell/>
          <table:table-cell office:value-type="string" calcext:value-type="string">
            <text:p>RY</text:p>
          </table:table-cell>
          <table:table-cell office:value-type="float" office:value="76.91" calcext:value-type="float">
            <text:p>76.91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UAL</text:p>
          </table:table-cell>
          <table:table-cell office:value-type="string" calcext:value-type="string">
            <text:p>美联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VLOOKUP([.A41];[.F$1:.H$1048576];3;0)" office:value-type="float" office:value="100" calcext:value-type="float">
            <text:p>100</text:p>
          </table:table-cell>
          <table:table-cell table:formula="of:=VLOOKUP([.A41];[.F$1:.G$1048576];2;0)" office:value-type="float" office:value="151.54" calcext:value-type="float">
            <text:p>151.54</text:p>
          </table:table-cell>
          <table:table-cell table:formula="of:=[.B41]*[.C41]" office:value-type="float" office:value="15154" calcext:value-type="float">
            <text:p>15154</text:p>
          </table:table-cell>
          <table:table-cell/>
          <table:table-cell office:value-type="string" calcext:value-type="string">
            <text:p>hk2828</text:p>
          </table:table-cell>
          <table:table-cell office:value-type="float" office:value="115.5" calcext:value-type="float">
            <text:p>115.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V</text:p>
          </table:table-cell>
          <table:table-cell table:formula="of:=VLOOKUP([.Q41];[.J$1:.K$1048576];2;0)" office:value-type="string" office:string-value="维萨" calcext:value-type="string">
            <text:p>维萨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table:formula="of:=VLOOKUP([.A42];[.F$1:.H$1048576];3;0)" office:value-type="float" office:value="100" calcext:value-type="float">
            <text:p>100</text:p>
          </table:table-cell>
          <table:table-cell table:formula="of:=VLOOKUP([.A42];[.F$1:.G$1048576];2;0)" office:value-type="float" office:value="63.25" calcext:value-type="float">
            <text:p>63.25</text:p>
          </table:table-cell>
          <table:table-cell table:formula="of:=[.B42]*[.C42]" office:value-type="float" office:value="6325" calcext:value-type="float">
            <text:p>6325</text:p>
          </table:table-cell>
          <table:table-cell/>
          <table:table-cell office:value-type="string" calcext:value-type="string">
            <text:p>SPY</text:p>
          </table:table-cell>
          <table:table-cell office:value-type="float" office:value="279.27" calcext:value-type="float">
            <text:p>279.27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WB</text:p>
          </table:table-cell>
          <table:table-cell table:formula="of:=VLOOKUP([.Q42];[.J$1:.K$1048576];2;0)" office:value-type="string" office:string-value="微博" calcext:value-type="string">
            <text:p>微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XOM</text:p>
          </table:table-cell>
          <table:table-cell table:formula="of:=VLOOKUP([.A43];[.F$1:.H$1048576];3;0)" office:value-type="float" office:value="100" calcext:value-type="float">
            <text:p>100</text:p>
          </table:table-cell>
          <table:table-cell table:formula="of:=VLOOKUP([.A43];[.F$1:.G$1048576];2;0)" office:value-type="float" office:value="80" calcext:value-type="float">
            <text:p>80</text:p>
          </table:table-cell>
          <table:table-cell table:formula="of:=[.B43]*[.C43]" office:value-type="float" office:value="8000" calcext:value-type="float">
            <text:p>8000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0.63" calcext:value-type="float">
            <text:p>30.63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XOM</text:p>
          </table:table-cell>
          <table:table-cell table:formula="of:=VLOOKUP([.Q43];[.J$1:.K$1048576];2;0)" office:value-type="string" office:string-value="美孚" calcext:value-type="string">
            <text:p>美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XOP</text:p>
          </table:table-cell>
          <table:table-cell table:formula="of:=VLOOKUP([.A44];[.F$1:.H$1048576];3;0)" office:value-type="float" office:value="300" calcext:value-type="float">
            <text:p>300</text:p>
          </table:table-cell>
          <table:table-cell table:formula="of:=VLOOKUP([.A44];[.F$1:.G$1048576];2;0)" office:value-type="float" office:value="29.49" calcext:value-type="float">
            <text:p>29.49</text:p>
          </table:table-cell>
          <table:table-cell table:formula="of:=[.B44]*[.C44]" office:value-type="float" office:value="8847" calcext:value-type="float">
            <text:p>8847</text:p>
          </table:table-cell>
          <table:table-cell/>
          <table:table-cell office:value-type="string" calcext:value-type="string">
            <text:p>hk700</text:p>
          </table:table-cell>
          <table:table-cell office:value-type="float" office:value="359" calcext:value-type="float">
            <text:p>359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XOP</text:p>
          </table:table-cell>
          <table:table-cell office:value-type="string" calcext:value-type="string">
            <text:p>能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</text:p>
          </table:table-cell>
          <table:table-cell office:value-type="float" office:value="56.89" calcext:value-type="float">
            <text:p>56.89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SM</text:p>
          </table:table-cell>
          <table:table-cell office:value-type="float" office:value="39.25" calcext:value-type="float">
            <text:p>39.25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UAL</text:p>
          </table:table-cell>
          <table:table-cell office:value-type="float" office:value="80.22" calcext:value-type="float">
            <text:p>80.22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V</text:p>
          </table:table-cell>
          <table:table-cell office:value-type="float" office:value="151.54" calcext:value-type="float">
            <text:p>151.54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WB</text:p>
          </table:table-cell>
          <table:table-cell office:value-type="float" office:value="63.25" calcext:value-type="float">
            <text:p>63.25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XOM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XOP</text:p>
          </table:table-cell>
          <table:table-cell office:value-type="float" office:value="29.49" calcext:value-type="float">
            <text:p>29.49</text:p>
          </table:table-cell>
          <table:table-cell office:value-type="float" office:value="300" calcext:value-type="float">
            <text:p>300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D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4:20:02.792286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51:12.697362322</meta:creation-date>
    <dc:date>2019-03-13T14:24:55.954908256</dc:date>
    <meta:editing-duration>PT32M39S</meta:editing-duration>
    <meta:editing-cycles>2</meta:editing-cycles>
    <meta:generator>LibreOffice/6.0.7.3$Linux_X86_64 LibreOffice_project/00m0$Build-3</meta:generator>
    <meta:document-statistic meta:table-count="1" meta:cell-count="758" meta:object-count="0"/>
  </office:meta>
</office:document-meta>
</file>